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1b7" officeooo:paragraph-rsid="000041b7"/>
    </style:style>
    <style:style style:name="P2" style:family="paragraph" style:parent-style-name="Standard">
      <style:text-properties officeooo:rsid="000226d1" officeooo:paragraph-rsid="000226d1"/>
    </style:style>
    <style:style style:name="P3" style:family="paragraph" style:parent-style-name="Standard">
      <style:text-properties officeooo:rsid="000226d1" officeooo:paragraph-rsid="00041e51"/>
    </style:style>
    <style:style style:name="P4" style:family="paragraph" style:parent-style-name="Standard">
      <style:text-properties officeooo:rsid="000226d1" officeooo:paragraph-rsid="000c5309"/>
    </style:style>
    <style:style style:name="P5" style:family="paragraph" style:parent-style-name="Standard">
      <style:text-properties officeooo:rsid="000226d1" officeooo:paragraph-rsid="000f7f7b"/>
    </style:style>
    <style:style style:name="P6" style:family="paragraph" style:parent-style-name="Standard">
      <style:text-properties fo:font-weight="bold" officeooo:rsid="000226d1" officeooo:paragraph-rsid="000226d1" style:font-weight-asian="bold" style:font-weight-complex="bold"/>
    </style:style>
    <style:style style:name="P7" style:family="paragraph" style:parent-style-name="Standard">
      <style:text-properties fo:font-weight="bold" officeooo:rsid="000041b7" officeooo:paragraph-rsid="000041b7" style:font-weight-asian="bold" style:font-weight-complex="bold"/>
    </style:style>
    <style:style style:name="P8" style:family="paragraph" style:parent-style-name="Standard">
      <style:text-properties officeooo:rsid="000041b7" officeooo:paragraph-rsid="000041b7"/>
    </style:style>
    <style:style style:name="P9" style:family="paragraph" style:parent-style-name="Standard">
      <style:text-properties officeooo:rsid="000041b7" officeooo:paragraph-rsid="00119de5"/>
    </style:style>
    <style:style style:name="P10" style:family="paragraph" style:parent-style-name="Standard">
      <style:text-properties fo:language="en" fo:country="US" officeooo:rsid="0010957c" officeooo:paragraph-rsid="0010957c"/>
    </style:style>
    <style:style style:name="P11" style:family="paragraph" style:parent-style-name="Standard">
      <style:text-properties officeooo:rsid="00119de5" officeooo:paragraph-rsid="00119de5"/>
    </style:style>
    <style:style style:name="P12" style:family="paragraph" style:parent-style-name="Standard" style:list-style-name="L1">
      <style:text-properties officeooo:rsid="00119de5" officeooo:paragraph-rsid="00119de5"/>
    </style:style>
    <style:style style:name="P13" style:family="paragraph" style:parent-style-name="Standard">
      <style:text-properties officeooo:rsid="0013cf80" officeooo:paragraph-rsid="0013cf80"/>
    </style:style>
    <style:style style:name="T1" style:family="text">
      <style:text-properties officeooo:rsid="00041e5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5309" style:font-weight-asian="bold" style:font-weight-complex="bold"/>
    </style:style>
    <style:style style:name="T4" style:family="text">
      <style:text-properties fo:color="#c9211e" loext:opacity="100%" fo:font-weight="bold" officeooo:rsid="0004249e" style:font-weight-asian="bold" style:font-weight-complex="bold"/>
    </style:style>
    <style:style style:name="T5" style:family="text">
      <style:text-properties officeooo:rsid="00073dc5"/>
    </style:style>
    <style:style style:name="T6" style:family="text">
      <style:text-properties officeooo:rsid="0007b216"/>
    </style:style>
    <style:style style:name="T7" style:family="text">
      <style:text-properties officeooo:rsid="00090736"/>
    </style:style>
    <style:style style:name="T8" style:family="text">
      <style:text-properties officeooo:rsid="000a90f5"/>
    </style:style>
    <style:style style:name="T9" style:family="text">
      <style:text-properties officeooo:rsid="000c5309"/>
    </style:style>
    <style:style style:name="T10" style:family="text">
      <style:text-properties officeooo:rsid="000e1a18"/>
    </style:style>
    <style:style style:name="T11" style:family="text">
      <style:text-properties officeooo:rsid="000e7c28"/>
    </style:style>
    <style:style style:name="T12" style:family="text">
      <style:text-properties officeooo:rsid="000f7f7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c5309" style:font-weight-asian="normal" style:font-weight-complex="normal"/>
    </style:style>
    <style:style style:name="T15" style:family="text">
      <style:text-properties fo:font-weight="normal" officeooo:rsid="000f7f7b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List of starters</text:span>: Reference → Developing with Spring Boot → Build Systems</text:p>
      <text:p text:style-name="P10"><text:a xlink:type="simple" xlink:href="https://docs.spring.io/spring-boot/reference/using/build-systems.html#using.build-systems.starters" text:style-name="Internet_20_link" text:visited-style-name="Visited_20_Internet_20_Link">https://docs.spring.io/spring-boot/reference/using/build-systems.html#using.build-systems.starters</text:a></text:p>
      <text:p text:style-name="P1"/>
      <text:p text:style-name="P11">Starter <text:span text:style-name="T2">spring-boot-starter</text:span><text:span text:style-name="T13"> is like “helper starter” which just adds to project</text:span></text:p>
      <text:list text:style-name="L1">
        <text:list-item>
          <text:p text:style-name="P12"><text:span text:style-name="T13">Spring core, Spring Boot core</text:span></text:p>
        </text:list-item>
        <text:list-item>
          <text:p text:style-name="P12"><text:span text:style-name="T13">autoconfiguration support</text:span></text:p>
        </text:list-item>
        <text:list-item>
          <text:p text:style-name="P12"><text:span text:style-name="T13">YAML support</text:span></text:p>
        </text:list-item>
        <text:list-item>
          <text:p text:style-name="P12"><text:span text:style-name="T13">logging</text:span></text:p>
        </text:list-item>
      </text:list>
      <text:p text:style-name="P13"><text:span text:style-name="T13">It appears in your project via spring-boot-starter-{something, for example -web}.</text:span></text:p>
      <text:p text:style-name="P9"/>
      <text:p text:style-name="P1">@SpringBootApplication – over class with main(), means</text:p>
      <text:p text:style-name="P1">@EnableAutoConfiguration</text:p>
      <text:p text:style-name="P1">@ComponentScan</text:p>
      <text:p text:style-name="P1">@Configuration</text:p>
      <text:p text:style-name="P1"/>
      <text:p text:style-name="P7">To spec entry point for servlet container </text:p>
      <text:p text:style-name="P1">1) extend SpringBootServletInitializer</text:p>
      <text:p text:style-name="P1">2) override configure()</text:p>
      <text:p text:style-name="P1">3) add classes in SpringApplicationBuilder builder.sources( … )</text:p>
      <text:p text:style-name="P1"/>
      <text:p text:style-name="P2"><text:span text:style-name="T2">Application properties</text:span> in classpath:application.properties</text:p>
      <text:p text:style-name="P2">server.port = 8080</text:p>
      <text:p text:style-name="P2"><text:span text:style-name="T8">s</text:span>erver.servlet.context-path <text:span text:style-name="T7">= “/path” – servlet usually serves starting from “/” but this may be changed</text:span></text:p>
      <text:p text:style-name="P2">spring.application.name = demoservice</text:p>
      <text:p text:style-name="P2"/>
      <text:p text:style-name="P2">spring.http.multipart.enabled<text:span text:style-name="T11">=true/false</text:span></text:p>
      <text:p text:style-name="P4">spring.servlet.multipart.<text:span text:style-name="T9">max-</text:span>file-size – <text:span text:style-name="T9">maximum allowed </text:span><text:span text:style-name="T10">file size. </text:span><text:span text:style-name="T12">Example: 10MB/KB</text:span></text:p>
      <text:p text:style-name="P5">spring.servlet.multipart.max-request-size – <text:span text:style-name="T10">size of multipart/form-data request. </text:span><text:span text:style-name="T12">Example: 10MB/KB</text:span></text:p>
      <text:p text:style-name="P5">spring.servlet.multipart.file-size-threshold – <text:span text:style-name="T9">when write to disc. </text:span><text:span text:style-name="T3">Default is 0.</text:span><text:span text:style-name="T14"> </text:span><text:span text:style-name="T15">Example: 10MB/KB </text:span></text:p>
      <text:p text:style-name="P2">spring.servlet.multipart.location</text:p>
      <text:p text:style-name="P2"/>
      <text:p text:style-name="P2">logging.path = /tmp/</text:p>
      <text:p text:style-name="P6">or</text:p>
      <text:p text:style-name="P2">logging.file = /tmp/log.txt</text:p>
      <text:p text:style-name="P2"/>
      <text:p text:style-name="P2">logging.config=classpath:logback-testloglevel.xml – <text:span text:style-name="T5">define configuration file for logger</text:span><text:line-break/><text:span text:style-name="T6">l</text:span>ogging.level.root=INFO – <text:span text:style-name="T1">set logging level for all </text:span></text:p>
      <text:p text:style-name="P3">logging.level.<text:span text:style-name="T1">&lt;package name – </text:span>com.baeldung.testloglevel<text:span text:style-name="T1">&gt;</text:span>=DEBUG – <text:span text:style-name="T1">set logging level for specific package</text:span><text:line-break/><text:line-break/><text:span text:style-name="T4">Continue </text:span></text:p>
      <text:p text:style-name="P2"/>
      <text:p text:style-name="P2"><text:span text:style-name="T2">To have different properties for profiles</text:span> </text:p>
      <text:p text:style-name="P2">1) file name: application-&lt;name&gt; .properties</text:p>
      <text:p text:style-name="P2">2) launch jar with –spring.profiles.active = &lt;name&gt;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3.2$Windows_X86_64 LibreOffice_project/29d686fea9f6705b262d369fede658f824154cc0</meta:generator>
    <dc:date>2024-12-11T19:15:27.651000000</dc:date>
    <meta:editing-duration>PT5H59M11S</meta:editing-duration>
    <meta:editing-cycles>16</meta:editing-cycles>
    <meta:document-statistic meta:table-count="0" meta:image-count="0" meta:object-count="0" meta:page-count="1" meta:paragraph-count="33" meta:word-count="175" meta:character-count="1690" meta:non-whitespace-character-count="1537"/>
  </office:meta>
</office:document-meta>
</file>